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34ca6"/>
    </style:style>
    <style:style style:name="P2" style:family="paragraph" style:parent-style-name="Text_20_body">
      <style:text-properties officeooo:paragraph-rsid="00134ca6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34ca6"/>
    </style:style>
    <style:style style:name="P4" style:family="paragraph" style:parent-style-name="Text_20_body" style:list-style-name="L1">
      <style:text-properties officeooo:paragraph-rsid="00134ca6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134ca6"/>
    </style:style>
    <style:style style:name="P6" style:family="paragraph" style:parent-style-name="Text_20_body" style:list-style-name="L2">
      <style:text-properties officeooo:paragraph-rsid="00134ca6"/>
    </style:style>
    <style:style style:name="T1" style:family="text">
      <style:text-properties officeooo:rsid="001861d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Tabla MAC del Switch 02</text:span></text:h>
      <text:p text:style-name="P2"><text:span text:style-name="Strong_20_Emphasis"/></text:p>
      <text:list text:style-name="L1">
        <text:list-item>
          <text:p text:style-name="P3"><text:span text:style-name="Strong_20_Emphasis">S1 → PCB01</text:span> → MAC: 00:12:AB:CD:35:01</text:p>
        </text:list-item>
        <text:list-item>
          <text:p text:style-name="P3"><text:span text:style-name="Strong_20_Emphasis">S2 → PCB02</text:span> → MAC: 00:12:AB:CD:35:02</text:p>
        </text:list-item>
        <text:list-item>
          <text:p text:style-name="P3"><text:span text:style-name="Strong_20_Emphasis">S3 → PCB03</text:span> → MAC: 00:12:AB:CD:35:03</text:p>
        </text:list-item>
        <text:list-item>
          <text:p text:style-name="P3"><text:span text:style-name="Strong_20_Emphasis">S4 → PCB04</text:span> → MAC: 00:12:AB:CD:35:04</text:p>
        </text:list-item>
        <text:list-item>
          <text:p text:style-name="P4"><text:span text:style-name="Strong_20_Emphasis">S5 → Switch 03</text:span> (se aprende dinámicamente, <text:span text:style-name="T1">es decir, </text:span><text:s/>descubre automáticamente cuando los dispositivos del Switch 03 envían tráfico)</text:p>
          <text:p text:style-name="P4"/>
        </text:list-item>
      </text:list>
      <text:h text:style-name="P1" text:outline-level="3" text:is-list-header="true"><text:span text:style-name="Strong_20_Emphasis">Tabla MAC del Switch 03</text:span></text:h>
      <text:p text:style-name="P2"><text:span text:style-name="Strong_20_Emphasis"/></text:p>
      <text:list text:style-name="L2">
        <text:list-item>
          <text:p text:style-name="P5"><text:span text:style-name="Strong_20_Emphasis">S1 → Switch 02</text:span> (se aprenderán dinámicamente, <text:span text:style-name="T1">es decir, </text:span><text:s/>descubr<text:span text:style-name="T1">irán</text:span> automáticamente <text:s/>las MAC del Switch 02 cuando haya tráfico)</text:p>
        </text:list-item>
        <text:list-item>
          <text:p text:style-name="P5"><text:span text:style-name="Strong_20_Emphasis">S2 → PCB06</text:span> → MAC: 00:12:AB:CD:35:06</text:p>
        </text:list-item>
        <text:list-item>
          <text:p text:style-name="P5"><text:span text:style-name="Strong_20_Emphasis">S3 → PCB07</text:span> → MAC: 00:12:AB:CD:35:07</text:p>
        </text:list-item>
        <text:list-item>
          <text:p text:style-name="P5"><text:span text:style-name="Strong_20_Emphasis">S4 → PCB05</text:span> → MAC: 00:12:AB:CD:35:05</text:p>
        </text:list-item>
        <text:list-item>
          <text:p text:style-name="P5"><text:span text:style-name="Strong_20_Emphasis">S5 → PCB08</text:span> → MAC: 00:12:AB:CD:35:08</text:p>
        </text:list-item>
        <text:list-item>
          <text:p text:style-name="P6"><text:span text:style-name="Strong_20_Emphasis">S6 → PCB09</text:span> → MAC: 00:12:AB:CD:35:09</text:p>
        </text:list-item>
      </text:list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4:04:45.871000000</meta:creation-date>
    <dc:date>2025-02-27T14:04:56.425000000</dc:date>
    <meta:editing-duration>PT10S</meta:editing-duration>
    <meta:editing-cycles>1</meta:editing-cycles>
    <meta:document-statistic meta:table-count="0" meta:image-count="0" meta:object-count="0" meta:page-count="1" meta:paragraph-count="14" meta:word-count="114" meta:character-count="631" meta:non-whitespace-character-count="539"/>
    <meta:generator>LibreOffice/24.8.5.2$Windows_X86_64 LibreOffice_project/fddf2685c70b461e7832239a0162a77216259f22</meta:generator>
  </office:meta>
</office:document-meta>
</file>